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draw:stroke-dash="Fine_20_Dashed" svg:stroke-width="0.051cm" svg:stroke-color="#33cc66" draw:marker-start-width="0.279cm" draw:marker-end-width="0.279cm" draw:fill-color="#33cc66" draw:opacity="30%" draw:textarea-horizontal-align="justify" draw:textarea-vertical-align="middle" draw:auto-grow-height="false" fo:padding-top="0.075cm" fo:padding-bottom="0.075cm" fo:padding-left="0.2cm" fo:padding-right="0.2cm" draw:shadow-opacity="30%"/>
    </style:style>
    <style:style style:name="gr2" style:family="graphic" style:parent-style-name="standard">
      <style:graphic-properties draw:stroke="none" svg:stroke-width="0.102cm" svg:stroke-color="#33cc66" draw:marker-start-width="0.356cm" draw:marker-end-width="0.356cm" svg:stroke-opacity="15%" draw:fill-color="#ffffff" draw:textarea-horizontal-align="justify" draw:textarea-vertical-align="middle" draw:auto-grow-height="false" fo:padding-top="0.1cm" fo:padding-bottom="0.1cm" fo:padding-left="0.225cm" fo:padding-right="0.225cm"/>
    </style:style>
    <style:style style:name="gr3" style:family="graphic" style:parent-style-name="standard">
      <style:graphic-properties draw:stroke="none" draw:fill-color="#ffff99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33cc66" draw:marker-end="Arrow" draw:marker-end-width="0.3cm" draw:fill="none" draw:textarea-vertical-align="middle"/>
    </style:style>
    <style:style style:name="gr5" style:family="graphic" style:parent-style-name="standard">
      <style:graphic-properties svg:stroke-width="0.152cm" svg:stroke-color="#000000" draw:marker-start-width="0.432cm" draw:marker-end-width="0.432cm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6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152cm" svg:stroke-color="#000000" draw:marker-start-width="0.432cm" draw:marker-end-width="0.432cm" draw:textarea-horizontal-align="justify" draw:textarea-vertical-align="middle" draw:auto-grow-height="false" fo:padding-top="0.201cm" fo:padding-bottom="0.201cm" fo:padding-left="0.326cm" fo:padding-right="0.326cm"/>
    </style:style>
    <style:style style:name="gr9" style:family="graphic" style:parent-style-name="standard">
      <style:graphic-properties draw:stroke="none" draw:fill-color="#ffffcc"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1.7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width="0.102cm" svg:stroke-color="#000000" draw:marker-start-width="0.356cm" draw:marker-end-width="0.356cm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color="#b3b300" draw:marker-end="Arrow" draw:marker-end-width="0.3cm" draw:fill="none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cc66"/>
    </style:style>
    <style:style style:name="P3" style:family="paragraph">
      <style:paragraph-properties fo:text-align="center"/>
      <style:text-properties fo:color="#33cc66" fo:font-weight="bold" style:font-weight-asian="bold" style:font-weight-complex="bold"/>
    </style:style>
    <style:style style:name="P4" style:family="paragraph">
      <style:paragraph-properties fo:text-align="center"/>
      <style:text-properties fo:color="#808000"/>
    </style:style>
    <style:style style:name="P5" style:family="paragraph">
      <style:paragraph-properties fo:text-align="center"/>
      <style:text-properties fo:color="#808000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text-properties fo:color="#33cc66"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text-align="center"/>
      <style:text-properties fo:font-size="22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text-properties fo:color="#000000" fo:font-size="18pt"/>
    </style:style>
    <style:style style:name="P13" style:family="paragraph">
      <style:text-properties fo:color="#000000" fo:font-size="18pt" fo:font-weight="bold" style:font-weight-asian="bold" style:font-weight-complex="bold"/>
    </style:style>
    <style:style style:name="P14" style:family="paragraph">
      <style:text-properties fo:color="#280099" fo:font-size="18pt" fo:font-weight="bold" style:font-weight-asian="bold" style:font-weight-complex="bold"/>
    </style:style>
    <style:style style:name="P15" style:family="paragraph">
      <style:text-properties fo:font-size="20pt"/>
    </style:style>
    <style:style style:name="T1" style:family="text">
      <style:text-properties fo:color="#33cc66" fo:font-weight="bold" style:font-weight-asian="bold" style:font-weight-complex="bold"/>
    </style:style>
    <style:style style:name="T2" style:family="text">
      <style:text-properties fo:color="#808000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33cc66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66660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66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6666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2" draw:id="id2" draw:layer="layout" svg:width="13.716cm" svg:height="5.08cm" svg:x="6.604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11.684cm" svg:height="1.524cm" svg:x="7.62cm" svg:y="12.7cm">
          <text:p text:style-name="P2"><text:span text:style-name="T1">Marionet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4.572cm" svg:height="1.546cm" svg:x="13.462cm" svg:y="10.138cm">
          <text:p text:style-name="P2"><text:span text:style-name="T1">Gaiates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5.588cm" svg:height="3.048cm" svg:x="10.668cm" svg:y="17.018cm">
          <text:p text:style-name="P4"><text:span text:style-name="T2">Device</text:span></text:p>
          <draw:enhanced-geometry svg:viewBox="0 0 21600 21600" draw:type="rectangle" draw:enhanced-path="M 0 0 L 21600 0 21600 21600 0 21600 0 0 Z N"/>
        </draw:custom-shape>
        <draw:line draw:style-name="gr4" draw:text-style-name="P1" xml:id="id15" draw:id="id15" draw:layer="layout" svg:x1="15.748cm" svg:y1="11.684cm" svg:x2="15.748cm" svg:y2="12.7cm">
          <text:p/>
        </draw:line>
        <draw:custom-shape draw:style-name="gr5" draw:text-style-name="P6" xml:id="id1" draw:id="id1" draw:layer="layout" svg:width="8.636cm" svg:height="5.08cm" svg:x="9.144cm" svg:y="1.524cm">
          <text:p text:style-name="P1"><text:span text:style-name="T3">Automated 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xml:id="id16" draw:id="id16" draw:layer="layout" svg:width="5.548cm" svg:height="0.878cm" svg:x="6.784cm" svg:y="9.96cm">
          <draw:text-box>
            <text:p text:style-name="P7"><text:span text:style-name="T4">(Created by Mozilla)</text:span></text:p>
          </draw:text-box>
        </draw:frame>
        <draw:connector draw:style-name="gr7" draw:text-style-name="P1" xml:id="id17" draw:id="id17" draw:layer="layout" draw:type="line" svg:x1="13.462cm" svg:y1="6.604cm" svg:x2="13.462cm" svg:y2="9.652cm" draw:start-shape="id1" draw:start-glue-point="2" draw:end-shape="id2" draw:end-glue-point="0" svg:d="m13462 6604v3048" svg:viewBox="0 0 1 3049">
          <text:p/>
        </draw:connector>
        <draw:connector draw:style-name="gr7" draw:text-style-name="P1" xml:id="id18" draw:id="id18" draw:layer="layout" draw:type="line" svg:x1="13.462cm" svg:y1="14.732cm" svg:x2="13.462cm" svg:y2="17.018cm" draw:start-shape="id2" draw:start-glue-point="2" draw:end-shape="id3" svg:d="m13462 14732v2286" svg:viewBox="0 0 1 228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1s" smil:targetElement="id2" smil:type="fade" smil:subtype="crossfade" smil:mode="out"/>
                  <anim:animate smil:dur="1s" smil:targetElement="id2" smil:attributeName="x" smil:values="x;x" smil:keyTimes="0;1"/>
                  <anim:animate smil:dur="1s" smil:targetElement="id2" smil:attributeName="y" smil:values="y;y+.1" smil:keyTimes="0;1"/>
                  <anim:set smil:begin="0.999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13" smil:type="fade" smil:subtype="crossfade" smil:mode="out"/>
                  <anim:animate smil:dur="1s" smil:targetElement="id13" smil:attributeName="x" smil:values="x;x" smil:keyTimes="0;1"/>
                  <anim:animate smil:dur="1s" smil:targetElement="id13" smil:attributeName="y" smil:values="y;y+.1" smil:keyTimes="0;1"/>
                  <anim:set smil:begin="0.999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14" smil:type="fade" smil:subtype="crossfade" smil:mode="out"/>
                  <anim:animate smil:dur="1s" smil:targetElement="id14" smil:attributeName="x" smil:values="x;x" smil:keyTimes="0;1"/>
                  <anim:animate smil:dur="1s" smil:targetElement="id14" smil:attributeName="y" smil:values="y;y+.1" smil:keyTimes="0;1"/>
                  <anim:set smil:begin="0.9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3" smil:type="fade" smil:subtype="crossfade" smil:mode="out"/>
                  <anim:animate smil:dur="1s" smil:targetElement="id3" smil:attributeName="x" smil:values="x;x" smil:keyTimes="0;1"/>
                  <anim:animate smil:dur="1s" smil:targetElement="id3" smil:attributeName="y" smil:values="y;y+.1" smil:keyTimes="0;1"/>
                  <anim:set smil:begin="0.999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15" smil:type="fade" smil:subtype="crossfade" smil:mode="out"/>
                  <anim:animate smil:dur="1s" smil:targetElement="id15" smil:attributeName="x" smil:values="x;x" smil:keyTimes="0;1"/>
                  <anim:animate smil:dur="1s" smil:targetElement="id15" smil:attributeName="y" smil:values="y;y+.1" smil:keyTimes="0;1"/>
                  <anim:set smil:begin="0.9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16" smil:type="fade" smil:subtype="crossfade" smil:mode="out"/>
                  <anim:animate smil:dur="1s" smil:targetElement="id16" smil:attributeName="x" smil:values="x;x" smil:keyTimes="0;1"/>
                  <anim:animate smil:dur="1s" smil:targetElement="id16" smil:attributeName="y" smil:values="y;y+.1" smil:keyTimes="0;1"/>
                  <anim:set smil:begin="0.999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17" smil:type="fade" smil:subtype="crossfade" smil:mode="out"/>
                  <anim:animate smil:dur="1s" smil:targetElement="id17" smil:attributeName="x" smil:values="x;x" smil:keyTimes="0;1"/>
                  <anim:animate smil:dur="1s" smil:targetElement="id17" smil:attributeName="y" smil:values="y;y+.1" smil:keyTimes="0;1"/>
                  <anim:set smil:begin="0.9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18" smil:type="fade" smil:subtype="crossfade" smil:mode="out"/>
                  <anim:animate smil:dur="1s" smil:targetElement="id18" smil:attributeName="x" smil:values="x;x" smil:keyTimes="0;1"/>
                  <anim:animate smil:dur="1s" smil:targetElement="id18" smil:attributeName="y" smil:values="y;y+.1" smil:keyTimes="0;1"/>
                  <anim:set smil:begin="0.999s" smil:dur="0.001s" smil:fill="hold" smil:targetElement="id18" smil:attributeName="visibility" smil:to="hidden"/>
                </anim:par>
              </anim:par>
            </anim:par>
          </anim:seq>
        </anim:par>
        <presentation:notes draw:style-name="dp2"/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6" xml:id="id19" draw:id="id19" draw:layer="layout" svg:width="26.924cm" svg:height="20.066cm" svg:x="0.508cm" svg:y="0.508cm">
          <text:p text:style-name="P8"><text:span text:style-name="T3">Automated tests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</anim:par>
              </anim:par>
            </anim:par>
          </anim:seq>
        </anim:par>
        <presentation:notes draw:style-name="dp2"/>
      </draw:page>
      <draw:page draw:name="page3" draw:style-name="dp3" draw:master-page-name="Default" xml:id="id20" draw:id="id20">
        <office:forms form:automatic-focus="false" form:apply-design-mode="false"/>
        <draw:custom-shape draw:style-name="gr8" draw:text-style-name="P1" draw:layer="layout" svg:width="26.924cm" svg:height="19.812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9" draw:id="id9" draw:layer="layout" svg:width="6.493cm" svg:height="4.715cm" svg:x="7.477cm" svg:y="1.635cm">
          <text:p text:style-name="P9"><text:span text:style-name="T5">./run_tests </text:span><text:span text:style-name="T6">[test numbers]</text:span></text:p>
          <text:p text:style-name="P9"><text:span text:style-name="T7"/></text:p>
          <text:p text:style-name="P10"><text:span text:style-name="T8">Controls the execution of the tests for either the number(s) specified, or 'all' if no tests are specified.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10" draw:id="id10" draw:layer="layout" svg:width="9.779cm" svg:height="3.937cm" svg:x="10.017cm" svg:y="7.223cm">
          <text:p text:style-name="P9"><text:span text:style-name="T5">Test_</text:span><text:span text:style-name="T6">[number]</text:span><text:span text:style-name="T5">.py</text:span></text:p>
          <text:p text:style-name="P9"><text:span text:style-name="T9"/></text:p>
          <text:p text:style-name="P10"><text:span text:style-name="T8">The Python code which performs the test actions.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11" draw:id="id11" draw:layer="layout" svg:width="10.811cm" svg:height="3.683cm" svg:x="10.017cm" svg:y="12.049cm">
          <text:p text:style-name="P9"><text:span text:style-name="T5">app_</text:span><text:span text:style-name="T6">[something]</text:span><text:span text:style-name="T10">.py</text:span></text:p>
          <text:p text:style-name="P9"><text:span text:style-name="T7"/></text:p>
          <text:p text:style-name="P10"><text:span text:style-name="T8">Handy functions for each particular app. These can be used by many different tests and make the “tests/*.py” scripts a lot simpler and quicker to write.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12" draw:id="id12" draw:layer="layout" svg:width="10.811cm" svg:height="2.889cm" svg:x="10.017cm" svg:y="16.78cm">
          <text:p text:style-name="P9"><text:span text:style-name="T5">tools.py</text:span></text:p>
          <text:p text:style-name="P9"><text:span text:style-name="T11"/></text:p>
          <text:p text:style-name="P10"><text:span text:style-name="T8">'General' functions to help with tests.</text:span></text:p>
          <draw:enhanced-geometry svg:viewBox="0 0 21600 21600" draw:type="rectangle" draw:enhanced-path="M 0 0 L 21600 0 21600 21600 0 21600 0 0 Z N"/>
        </draw:custom-shape>
        <draw:frame draw:style-name="gr10" draw:text-style-name="P13" xml:id="id5" draw:id="id5" draw:layer="layout" svg:width="2.845cm" svg:height="0.962cm" svg:x="7.172cm" svg:y="7.023cm">
          <draw:text-box>
            <text:p text:style-name="P12"><text:span text:style-name="T12">tests/</text:span></text:p>
          </draw:text-box>
        </draw:frame>
        <draw:frame draw:style-name="gr11" draw:text-style-name="P13" xml:id="id6" draw:id="id6" draw:layer="layout" svg:width="2.972cm" svg:height="0.962cm" svg:x="7.299cm" svg:y="11.722cm">
          <draw:text-box>
            <text:p text:style-name="P12"><text:span text:style-name="T12">apps/</text:span></text:p>
          </draw:text-box>
        </draw:frame>
        <draw:frame draw:style-name="gr12" draw:text-style-name="P13" xml:id="id8" draw:id="id8" draw:layer="layout" svg:width="3.046cm" svg:height="0.962cm" svg:x="7.479cm" svg:y="16.494cm">
          <draw:text-box>
            <text:p text:style-name="P12"><text:span text:style-name="T12">tools/</text:span></text:p>
          </draw:text-box>
        </draw:frame>
        <draw:frame draw:style-name="gr13" draw:text-style-name="P14" xml:id="id4" draw:id="id4" draw:layer="layout" svg:width="5.789cm" svg:height="0.962cm" svg:x="1.635cm" svg:y="1.381cm">
          <draw:text-box>
            <text:p text:style-name="P12"><text:span text:style-name="T12">owd_smoketests/</text:span></text:p>
          </draw:text-box>
        </draw:frame>
        <draw:connector draw:style-name="gr14" draw:text-style-name="P1" draw:layer="layout" svg:x1="4.529cm" svg:y1="2.343cm" svg:x2="7.172cm" svg:y2="7.504cm" draw:start-shape="id4" draw:start-glue-point="2" draw:end-shape="id5" draw:end-glue-point="3" svg:d="m4529 2343v5161h2643" svg:viewBox="0 0 2644 5162">
          <text:p/>
        </draw:connector>
        <draw:connector draw:style-name="gr14" draw:text-style-name="P1" xml:id="id7" draw:id="id7" draw:layer="layout" draw:line-skew="-1.083cm" svg:x1="4.479cm" svg:y1="2.293cm" svg:x2="7.299cm" svg:y2="12.203cm" draw:end-shape="id6" draw:end-glue-point="3" svg:d="m4479 2293h77v9910h2743" svg:viewBox="0 0 2821 9911">
          <text:p/>
        </draw:connector>
        <draw:connector draw:style-name="gr14" draw:text-style-name="P1" draw:layer="layout" draw:line-skew="0.628cm" svg:x1="4.479cm" svg:y1="2.293cm" svg:x2="7.479cm" svg:y2="16.975cm" draw:start-shape="id7" draw:start-glue-point="2" draw:end-shape="id8" draw:end-glue-point="3" svg:d="m4479 2293h77v14682h2923" svg:viewBox="0 0 3001 14683">
          <text:p/>
        </draw:connector>
        <draw:connector draw:style-name="gr15" draw:text-style-name="P1" draw:layer="layout" draw:type="curve" svg:x1="13.97cm" svg:y1="3.992cm" svg:x2="14.906cm" svg:y2="7.223cm" draw:start-shape="id9" draw:start-glue-point="1" draw:end-shape="id10" draw:end-glue-point="0" svg:d="m13970 3992c624 0 936 1077 936 3231" svg:viewBox="0 0 937 3232">
          <text:p/>
        </draw:connector>
        <draw:connector draw:style-name="gr15" draw:text-style-name="P1" draw:layer="layout" draw:type="curve" svg:x1="19.796cm" svg:y1="9.191cm" svg:x2="20.828cm" svg:y2="13.89cm" draw:start-shape="id10" draw:start-glue-point="1" draw:end-shape="id11" svg:d="m19796 9191c2298 0 1782 4699 1032 4699" svg:viewBox="0 0 1668 4700">
          <text:p/>
        </draw:connector>
        <draw:connector draw:style-name="gr15" draw:text-style-name="P1" draw:layer="layout" draw:type="curve" draw:line-skew="2.548cm" svg:x1="19.796cm" svg:y1="9.191cm" svg:x2="20.828cm" svg:y2="18.224cm" draw:start-shape="id10" draw:start-glue-point="1" draw:end-shape="id12" draw:end-glue-point="1" svg:d="m19796 9191c6120 0 5604 9033 1032 9033" svg:viewBox="0 0 4529 9034">
          <text:p/>
        </draw:connector>
        <draw:connector draw:style-name="gr15" draw:text-style-name="P1" draw:layer="layout" draw:type="line" svg:x1="15.422cm" svg:y1="15.732cm" svg:x2="15.422cm" svg:y2="16.78cm" draw:start-shape="id11" draw:start-glue-point="2" draw:end-shape="id12" draw:end-glue-point="0" svg:d="m15422 15732v1048" svg:viewBox="0 0 1 1049">
          <text:p/>
        </draw:connector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6" draw:layer="layout" svg:width="13.557cm" svg:height="10.476cm" svg:x="4.016cm" svg:y="2.123cm" draw:page-number="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02cm" svg:stroke-color="#000000" draw:marker-start-width="0.356cm" draw:marker-end-width="0.356cm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0T16:05:02</meta:creation-date>
    <dc:date>2013-03-20T18:40:00</dc:date>
    <meta:editing-duration>PT2H33M48S</meta:editing-duration>
    <meta:editing-cycles>19</meta:editing-cycles>
    <meta:generator>LibreOffice/3.5$Linux_X86_64 LibreOffice_project/350m1$Build-2</meta:generator>
    <meta:document-statistic meta:object-count="49"/>
  </office:meta>
</office:document-meta>
</file>